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pple-system" svg:font-family="apple-system, BlinkMacSystemFont, 'Segoe UI', Helvetica, Arial, sans-serif, 'Apple Color Emoji', 'Segoe UI Emoji'"/>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ourier" officeooo:rsid="00128fc1" officeooo:paragraph-rsid="00128fc1"/>
    </style:style>
    <style:style style:name="P2" style:family="paragraph" style:parent-style-name="Standard">
      <style:text-properties style:font-name="Courier" officeooo:rsid="00145774" officeooo:paragraph-rsid="00145774"/>
    </style:style>
    <style:style style:name="P3" style:family="paragraph" style:parent-style-name="Standard">
      <style:text-properties style:font-name="Courier" officeooo:rsid="0055260c" officeooo:paragraph-rsid="0055260c"/>
    </style:style>
    <style:style style:name="P4" style:family="paragraph" style:parent-style-name="Standard">
      <style:text-properties style:font-name="Courier" officeooo:rsid="00d7facf" officeooo:paragraph-rsid="00d7facf"/>
    </style:style>
    <style:style style:name="P5" style:family="paragraph" style:parent-style-name="Standard">
      <style:text-properties style:font-name="Courier" officeooo:rsid="00e8405f" officeooo:paragraph-rsid="00d7facf"/>
    </style:style>
    <style:style style:name="P6" style:family="paragraph" style:parent-style-name="Standard">
      <style:text-properties style:font-name="Liberation Serif" officeooo:rsid="00128fc1" officeooo:paragraph-rsid="0019d6aa"/>
    </style:style>
    <style:style style:name="P7" style:family="paragraph" style:parent-style-name="Standard">
      <style:text-properties style:font-name="Liberation Serif" officeooo:rsid="00128fc1" officeooo:paragraph-rsid="003ab8dc"/>
    </style:style>
    <style:style style:name="P8" style:family="paragraph" style:parent-style-name="Standard">
      <style:text-properties style:font-name="Liberation Serif" officeooo:rsid="001f42c2" officeooo:paragraph-rsid="001f42c2"/>
    </style:style>
    <style:style style:name="P9" style:family="paragraph" style:parent-style-name="Standard">
      <style:text-properties style:font-name="Liberation Serif" officeooo:rsid="00286e17" officeooo:paragraph-rsid="00286e17"/>
    </style:style>
    <style:style style:name="P10" style:family="paragraph" style:parent-style-name="Standard">
      <style:text-properties style:font-name="Liberation Serif" officeooo:rsid="002d197c" officeooo:paragraph-rsid="002d197c"/>
    </style:style>
    <style:style style:name="P11" style:family="paragraph" style:parent-style-name="Standard">
      <style:text-properties style:font-name="Liberation Serif" officeooo:rsid="00434247" officeooo:paragraph-rsid="00434247"/>
    </style:style>
    <style:style style:name="P12" style:family="paragraph" style:parent-style-name="Standard">
      <style:text-properties style:font-name="Liberation Serif" officeooo:rsid="0035e192" officeooo:paragraph-rsid="0035e192"/>
    </style:style>
    <style:style style:name="P13" style:family="paragraph" style:parent-style-name="Standard">
      <style:text-properties style:font-name="Liberation Serif" officeooo:rsid="0055260c" officeooo:paragraph-rsid="0055260c"/>
    </style:style>
    <style:style style:name="P14" style:family="paragraph" style:parent-style-name="Standard">
      <style:text-properties style:font-name="Liberation Serif" officeooo:rsid="005b07d2" officeooo:paragraph-rsid="005b07d2"/>
    </style:style>
    <style:style style:name="P15" style:family="paragraph" style:parent-style-name="Standard">
      <style:text-properties style:font-name="Liberation Serif" officeooo:rsid="006a686e" officeooo:paragraph-rsid="006a686e"/>
    </style:style>
    <style:style style:name="P16" style:family="paragraph" style:parent-style-name="Standard">
      <style:text-properties style:font-name="Liberation Serif" officeooo:rsid="0091f620" officeooo:paragraph-rsid="009cdf1a"/>
    </style:style>
    <style:style style:name="P17" style:family="paragraph" style:parent-style-name="Standard">
      <style:text-properties style:font-name="Liberation Serif" officeooo:rsid="009cdf1a" officeooo:paragraph-rsid="009cdf1a"/>
    </style:style>
    <style:style style:name="P18" style:family="paragraph" style:parent-style-name="Standard">
      <style:text-properties style:font-name="Liberation Serif" officeooo:rsid="00a3b44c" officeooo:paragraph-rsid="00a3b44c"/>
    </style:style>
    <style:style style:name="P19" style:family="paragraph" style:parent-style-name="Standard">
      <style:text-properties style:font-name="Liberation Serif" officeooo:rsid="00a8288a" officeooo:paragraph-rsid="00a8288a"/>
    </style:style>
    <style:style style:name="P20" style:family="paragraph" style:parent-style-name="Standard">
      <style:text-properties style:font-name="Liberation Serif" officeooo:rsid="00b2fb1c" officeooo:paragraph-rsid="00b2fb1c"/>
    </style:style>
    <style:style style:name="P21" style:family="paragraph" style:parent-style-name="Standard">
      <style:text-properties style:font-name="Liberation Serif" officeooo:rsid="00b48128" officeooo:paragraph-rsid="00b48128"/>
    </style:style>
    <style:style style:name="P22" style:family="paragraph" style:parent-style-name="Standard">
      <style:text-properties style:font-name="Liberation Serif" officeooo:rsid="00bf870b" officeooo:paragraph-rsid="00bf870b"/>
    </style:style>
    <style:style style:name="P23" style:family="paragraph" style:parent-style-name="Standard">
      <style:text-properties style:font-name="Liberation Serif" officeooo:rsid="00cdc09f" officeooo:paragraph-rsid="00cdc09f"/>
    </style:style>
    <style:style style:name="P24" style:family="paragraph" style:parent-style-name="Standard">
      <style:text-properties style:font-name="Liberation Serif" officeooo:rsid="00d7facf" officeooo:paragraph-rsid="00d7facf"/>
    </style:style>
    <style:style style:name="P25" style:family="paragraph" style:parent-style-name="Standard">
      <style:text-properties style:font-name="Liberation Serif" officeooo:rsid="00bc16bf" officeooo:paragraph-rsid="00b2fb1c"/>
    </style:style>
    <style:style style:name="P26" style:family="paragraph" style:parent-style-name="Standard">
      <style:text-properties style:font-name="Liberation Serif" officeooo:rsid="00e8405f" officeooo:paragraph-rsid="00e8405f"/>
    </style:style>
    <style:style style:name="P27" style:family="paragraph" style:parent-style-name="Standard">
      <style:text-properties style:font-name="Liberation Serif" officeooo:rsid="00eadd28" officeooo:paragraph-rsid="00eadd28"/>
    </style:style>
    <style:style style:name="P28" style:family="paragraph" style:parent-style-name="Standard">
      <style:text-properties officeooo:rsid="00110689" officeooo:paragraph-rsid="00110689"/>
    </style:style>
    <style:style style:name="P29" style:family="paragraph" style:parent-style-name="Standard">
      <style:text-properties fo:font-variant="normal" fo:text-transform="none" fo:color="#000000" style:text-line-through-style="none" style:text-line-through-type="none" style:font-name="Liberation Serif" fo:font-size="11pt" fo:font-style="normal" style:text-underline-style="none" fo:font-weight="normal" officeooo:rsid="007f0310" officeooo:paragraph-rsid="0091dc00" style:text-blinking="false" fo:background-color="transparent"/>
    </style:style>
    <style:style style:name="P30" style:family="paragraph" style:parent-style-name="Standard">
      <style:text-properties fo:font-variant="normal" fo:text-transform="none" fo:color="#000000" style:text-line-through-style="none" style:text-line-through-type="none" style:font-name="Liberation Serif" fo:font-size="11pt" fo:font-style="normal" style:text-underline-style="none" fo:font-weight="normal" officeooo:rsid="0083ca12" officeooo:paragraph-rsid="0090a87a" style:text-blinking="false" fo:background-color="transparent"/>
    </style:style>
    <style:style style:name="P31" style:family="paragraph" style:parent-style-name="Standard">
      <style:text-properties fo:font-variant="normal" fo:text-transform="none" fo:color="#000000" style:text-line-through-style="none" style:text-line-through-type="none" style:font-name="Liberation Serif" fo:font-size="11pt" fo:font-style="normal" style:text-underline-style="none" fo:font-weight="normal" officeooo:rsid="00b1aba7" officeooo:paragraph-rsid="00b1aba7" style:text-blinking="false" fo:background-color="transparent"/>
    </style:style>
    <style:style style:name="P32" style:family="paragraph" style:parent-style-name="Standard">
      <style:text-properties fo:font-variant="normal" fo:text-transform="none" fo:color="#000000" style:text-line-through-style="none" style:text-line-through-type="none" style:font-name="Courier" fo:font-size="11pt" fo:font-style="normal" style:text-underline-style="none" fo:font-weight="normal" officeooo:rsid="0083ca12" officeooo:paragraph-rsid="0090a87a" style:text-blinking="false" fo:background-color="transparent"/>
    </style:style>
    <style:style style:name="P33" style:family="paragraph" style:parent-style-name="Standard">
      <style:text-properties officeooo:paragraph-rsid="00145774"/>
    </style:style>
    <style:style style:name="P34" style:family="paragraph" style:parent-style-name="Standard">
      <style:text-properties officeooo:paragraph-rsid="00f09f43"/>
    </style:style>
    <style:style style:name="P35" style:family="paragraph" style:parent-style-name="Standard">
      <style:text-properties officeooo:paragraph-rsid="00f1f890"/>
    </style:style>
    <style:style style:name="P36" style:family="paragraph" style:parent-style-name="Standard">
      <style:text-properties officeooo:paragraph-rsid="00f57661"/>
    </style:style>
    <style:style style:name="P37" style:family="paragraph" style:parent-style-name="Standard">
      <style:text-properties officeooo:paragraph-rsid="00f584f6"/>
    </style:style>
    <style:style style:name="P38" style:family="paragraph" style:parent-style-name="Standard" style:list-style-name="L1">
      <style:text-properties officeooo:rsid="00110689" officeooo:paragraph-rsid="00110689"/>
    </style:style>
    <style:style style:name="P39" style:family="paragraph" style:parent-style-name="Standard" style:list-style-name="L1">
      <style:text-properties style:font-name="Courier" officeooo:rsid="00110689" officeooo:paragraph-rsid="00128fc1"/>
    </style:style>
    <style:style style:name="P40" style:family="paragraph" style:parent-style-name="Standard" style:list-style-name="L1">
      <style:text-properties style:font-name="Liberation Serif" officeooo:rsid="00128fc1" officeooo:paragraph-rsid="00128fc1"/>
    </style:style>
    <style:style style:name="P41" style:family="paragraph" style:parent-style-name="Standard">
      <style:text-properties style:font-name="Liberation Serif" officeooo:rsid="00f78b90" officeooo:paragraph-rsid="00f78b90"/>
    </style:style>
    <style:style style:name="P42" style:family="paragraph" style:parent-style-name="Standard">
      <style:text-properties fo:font-variant="normal" fo:text-transform="none" fo:color="#000000" style:text-line-through-style="none" style:text-line-through-type="none" style:font-name="Courier" fo:font-size="11pt" fo:font-style="normal" style:text-underline-style="none" fo:font-weight="normal" officeooo:rsid="00f78b90" officeooo:paragraph-rsid="00f78b90" style:text-blinking="false" fo:background-color="transparent"/>
    </style:style>
    <style:style style:name="P43" style:family="paragraph" style:parent-style-name="Standard">
      <style:text-properties officeooo:paragraph-rsid="00f8e3ea"/>
    </style:style>
    <style:style style:name="P44" style:family="paragraph" style:parent-style-name="Standard">
      <style:text-properties officeooo:paragraph-rsid="0102384b"/>
    </style:style>
    <style:style style:name="T1" style:family="text">
      <style:text-properties officeooo:rsid="001395b6"/>
    </style:style>
    <style:style style:name="T2" style:family="text">
      <style:text-properties style:font-name="Courier" officeooo:rsid="00145774"/>
    </style:style>
    <style:style style:name="T3" style:family="text">
      <style:text-properties style:font-name="Courier" officeooo:rsid="0017e23a"/>
    </style:style>
    <style:style style:name="T4" style:family="text">
      <style:text-properties officeooo:rsid="0017e23a"/>
    </style:style>
    <style:style style:name="T5" style:family="text">
      <style:text-properties officeooo:rsid="0021affa"/>
    </style:style>
    <style:style style:name="T6" style:family="text">
      <style:text-properties officeooo:rsid="00417cad"/>
    </style:style>
    <style:style style:name="T7" style:family="text">
      <style:text-properties officeooo:rsid="00426bd2"/>
    </style:style>
    <style:style style:name="T8" style:family="text">
      <style:text-properties officeooo:rsid="0047270b"/>
    </style:style>
    <style:style style:name="T9" style:family="text">
      <style:text-properties officeooo:rsid="006d2cad"/>
    </style:style>
    <style:style style:name="T10" style:family="text">
      <style:text-properties officeooo:rsid="006d5979"/>
    </style:style>
    <style:style style:name="T11" style:family="text">
      <style:text-properties officeooo:rsid="008ea8ce"/>
    </style:style>
    <style:style style:name="T12" style:family="text">
      <style:text-properties officeooo:rsid="0096aeed"/>
    </style:style>
    <style:style style:name="T13" style:family="text">
      <style:text-properties officeooo:rsid="009dd802"/>
    </style:style>
    <style:style style:name="T14" style:family="text">
      <style:text-properties officeooo:rsid="00a577d3"/>
    </style:style>
    <style:style style:name="T15" style:family="text">
      <style:text-properties officeooo:rsid="00a87833"/>
    </style:style>
    <style:style style:name="T16" style:family="text">
      <style:text-properties officeooo:rsid="00b30ef6"/>
    </style:style>
    <style:style style:name="T17" style:family="text">
      <style:text-properties officeooo:rsid="00c0e03b"/>
    </style:style>
    <style:style style:name="T18" style:family="text">
      <style:text-properties officeooo:rsid="00d9da3b"/>
    </style:style>
    <style:style style:name="T19" style:family="text">
      <style:text-properties officeooo:rsid="00e9eb85"/>
    </style:style>
    <style:style style:name="T20" style:family="text">
      <style:text-properties officeooo:rsid="00f09f43"/>
    </style:style>
    <style:style style:name="T21" style:family="text">
      <style:text-properties officeooo:rsid="00f1f890"/>
    </style:style>
    <style:style style:name="T22" style:family="text">
      <style:text-properties fo:font-variant="normal" fo:text-transform="none" fo:color="#000000" style:text-line-through-style="none" style:text-line-through-type="none" style:font-name="Courier" fo:font-size="11pt" fo:font-style="normal" style:text-underline-style="none" fo:font-weight="normal" officeooo:rsid="00f78b90" style:text-blinking="false" fo:background-color="transparent" loext:char-shading-value="0"/>
    </style:style>
    <style:style style:name="T23" style:family="text">
      <style:text-properties fo:font-variant="normal" fo:text-transform="none" fo:color="#000000" style:text-line-through-style="none" style:text-line-through-type="none" style:font-name="Courier" fo:font-size="11pt" fo:font-style="normal" style:text-underline-style="none" fo:font-weight="normal" officeooo:rsid="0100b10f" style:text-blinking="false" fo:background-color="transparent" loext:char-shading-value="0"/>
    </style:style>
    <style:style style:name="T24" style:family="text">
      <style:text-properties fo:font-variant="normal" fo:text-transform="none" fo:color="#000000" style:text-line-through-style="none" style:text-line-through-type="none" style:font-name="Courier" fo:font-size="11pt" fo:font-style="normal" style:text-underline-style="none" fo:font-weight="normal" officeooo:rsid="0102384b" style:text-blinking="false" fo:background-color="transparent" loext:char-shading-value="0"/>
    </style:style>
    <style:style style:name="T25" style:family="text">
      <style:text-properties fo:font-variant="normal" fo:text-transform="none" fo:color="#000000" style:text-line-through-style="none" style:text-line-through-type="none" style:font-name="Liberation Serif" fo:font-size="11pt" fo:font-style="normal" style:text-underline-style="none" fo:font-weight="normal" officeooo:rsid="0100b10f" style:text-blinking="false" fo:background-color="transparent" loext:char-shading-value="0"/>
    </style:style>
    <style:style style:name="T26" style:family="text">
      <style:text-properties fo:font-variant="normal" fo:text-transform="none" fo:color="#000000" style:text-line-through-style="none" style:text-line-through-type="none" style:font-name="Liberation Serif" fo:font-size="11pt" fo:font-style="normal" style:text-underline-style="none" fo:font-weight="normal" officeooo:rsid="0102384b" style:text-blinking="false" fo:background-color="transparent" loext:char-shading-value="0"/>
    </style:style>
    <style:style style:name="T27" style:family="text">
      <style:text-properties officeooo:rsid="00f57661"/>
    </style:style>
    <style:style style:name="T28" style:family="text">
      <style:text-properties officeooo:rsid="00f584f6"/>
    </style:style>
    <style:style style:name="T29" style:family="text">
      <style:text-properties officeooo:rsid="00f96f19"/>
    </style:style>
    <style:style style:name="T30" style:family="text">
      <style:text-properties style:font-name="Liberation Serif" officeooo:rsid="00f96f19"/>
    </style:style>
    <style:style style:name="T31" style:family="text">
      <style:text-properties style:font-name="Liberation Serif" officeooo:rsid="00f8e3ea"/>
    </style:style>
    <style:style style:name="T32" style:family="text">
      <style:text-properties style:font-name="Liberation Serif" officeooo:rsid="0100b10f"/>
    </style:style>
    <style:style style:name="T33" style:family="text">
      <style:text-properties officeooo:rsid="0100b10f"/>
    </style:style>
    <style:style style:name="T34" style:family="text">
      <style:text-properties officeooo:rsid="0102384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Step-1: Setting up a single KUKA_kr5_Arc model in pybullet.</text:p>
      <text:list xml:id="list1442171938" text:style-name="L1">
        <text:list-item>
          <text:p text:style-name="P38">Requires only a URDF file</text:p>
        </text:list-item>
        <text:list-item>
          <text:p text:style-name="P38">Obtain xacro file from kuka_experimental_indigo_devel of ROS industrial repository</text:p>
        </text:list-item>
        <text:list-item>
          <text:p text:style-name="P38">Convert the file into urdf using</text:p>
          <text:list>
            <text:list-header>
              <text:p text:style-name="P39">rosrun xacro xacro --inorder -o kr5.urdf kr5_arc.xacro<text:tab/></text:p>
            </text:list-header>
          </text:list>
        </text:list-item>
        <text:list-item>
          <text:p text:style-name="P40">Load this URDF using loadURDF and fixed base and origin position <text:span text:style-name="T1">[1]</text:span></text:p>
        </text:list-item>
      </text:list>
      <text:p text:style-name="P6"><text:tab/><text:span text:style-name="T4">Given in </text:span><text:span text:style-name="T3">bullet_hello.py</text:span><text:span text:style-name="T4"> file</text:span></text:p>
      <text:p text:style-name="P9">ToDo: Chnage the inertial parameters to the true ones.</text:p>
      <text:p text:style-name="P8">Step-2: <text:span text:style-name="T5">Control the movement of the robot. Set up controllers. Obtain FK and IK data</text:span></text:p>
      <text:p text:style-name="P7"><text:tab/><text:span text:style-name="T4">Given in </text:span><text:span text:style-name="T3">bullet_hello.py</text:span><text:span text:style-name="T4"> file</text:span></text:p>
      <text:p text:style-name="P10">Step-3: <text:span text:style-name="T6">Set-up baselines and HER</text:span></text:p>
      <text:p text:style-name="P10"><text:tab/><text:span text:style-name="T7">After a long struggle with virtualenv, baselines, tensorflow, gym are all working</text:span></text:p>
      <text:p text:style-name="P11"><text:tab/>As a bonus most of the gym envs which was a part of the roboschool effort are now deprecated and ported to pybullet. Which makes the part of writing interface simple. We’ll have to replicate one of the already existing codes to suite our <text:span text:style-name="T8">robot manipulation case.</text:span></text:p>
      <text:p text:style-name="P12">Step-4: <text:span text:style-name="T11">Make a gym environment with all the required functions</text:span></text:p>
      <text:p text:style-name="P30">The package should be changed to match the gym_type envs.</text:p>
      <text:p text:style-name="P30">Referece:</text:p>
      <text:p text:style-name="P32">minitaur_gym_env.py</text:p>
      <text:p text:style-name="P29">Successfully made kukakr5Arc-v0 environment package and verified it to work with gym actions</text:p>
      <text:p text:style-name="P41"/>
      <text:p text:style-name="P41">To install the package use,</text:p>
      <text:p text:style-name="P42">pip install . ,</text:p>
      <text:p text:style-name="P44"><text:span text:style-name="T30">i</text:span><text:span text:style-name="T31">n the multi_kuka_sim directory </text:span><text:span text:style-name="T32">and then </text:span><text:span text:style-name="T23">python run.py </text:span><text:span text:style-name="T26">present in the same directory</text:span></text:p>
      <text:p text:style-name="P43"><text:span text:style-name="T31"/></text:p>
      <text:p text:style-name="P16">Step-5: <text:span text:style-name="T12">Run a reacher training with stable_baselines. It should start working within a few epochs. </text:span></text:p>
      <text:p text:style-name="P17">The current version of stable_baselines <text:span text:style-name="T13">needs two instances of environments running. And it says that it is already compatible with HalfCheetahBulletEnv-v0 env so which means it should be fine with mine too. So running headless for now to see if there is any learning happening.</text:span></text:p>
      <text:p text:style-name="P17"/>
      <text:p text:style-name="P18">First run has failed. This might be either that the algorithm is not good enough to well explore the state-space of the robot <text:span text:style-name="T14">or the environment is not responding to the algorithms demands. One way to find out if it is even affecting the sim env is to remove the evaluator.</text:span></text:p>
      <text:p text:style-name="P17"/>
      <text:p text:style-name="P19">There were several issues that have been fixed, now it seems as if the robot is moving as I wanted it to. Hopefully itll learn some tricks in finite time. <text:span text:style-name="T15">But the simulation seems to be comparably slow from the previous runs I did. The simulation is currently running and have to wait and see how it performs. The first epoch is better than the last run where it was incurring absolutely no reward. Now it atleasts tastest some reward. </text:span></text:p>
      <text:p text:style-name="P17"/>
      <text:p text:style-name="P31">Didnt see much improvement. So restarted simulation with a much denser reward.</text:p>
      <text:p text:style-name="P20">Abandoned the idea of simulating using stable_baselines and started working on learning with her.</text:p>
      <text:p text:style-name="P20">Changed the entire <text:span text:style-name="T16">env again to meet her requirements, but there are errors popping up continuously which are not obvious to my understanding. </text:span></text:p>
      <text:p text:style-name="P21">One idea is to use the MaMiC versions of HER as we know that was working and is stable.</text:p>
      <text:p text:style-name="P20"/>
      <text:p text:style-name="P22">Instead of running my simulation in HER I am checking how much time the default ReacherBulletEnv-v0 takes in DDPG. <text:span text:style-name="T17">If I get hold of the time, I can check my env against that. The given pybullet_env reacher is working fine with DDPG until now, the reward is steadily improving and the losses are going down and Q value coming up so I think its in good shape. The reward isnt changing much now at around 3100 episodes. Reward at around -5. I wonder if it will save itself after some time. Ill leave it on for a while. The ReacherBulletEnv works completely fine with </text:span><text:soft-page-break/><text:span text:style-name="T17">stable_baselines.ddpg. Resorted to use stable because it has saving the policy option. Until I start writing my own RL codes, Ill just have to go with whatever works. </text:span></text:p>
      <text:p text:style-name="P22"/>
      <text:p text:style-name="P23">Ran, saved and reloaded and used the policy for ReacherBulletEnv-v0, it works fine. </text:p>
      <text:p text:style-name="P20"/>
      <text:p text:style-name="P24">The reacher finally works with stable_baselines.ddpg code. The way to run, save and replay the policy can be found in:</text:p>
      <text:p text:style-name="P4">run_sim.py</text:p>
      <text:p text:style-name="P5"/>
      <text:p text:style-name="P26">Looks like the simulation works well even when the render is on and only one env is being made (to be checked). <text:span text:style-name="T19">So multiple robots simulated in parallel is still something to look into.</text:span></text:p>
      <text:p text:style-name="P26"/>
      <text:p text:style-name="P27">Step-6: F<text:span text:style-name="T18">ocus on the KukaOpenRos connection.</text:span></text:p>
      <text:p text:style-name="P25"/>
      <text:p text:style-name="P15"><text:span text:style-name="T10">Goal</text:span>: Interface the solution with ROS to implement it onto a physical industrial robot. <text:span text:style-name="T9">We are interested here not for the aesthetic simulations, but for real practical value. That will be our focus here for this entire set-up. </text:span></text:p>
      <text:p text:style-name="P8"/>
      <text:p text:style-name="P3">CheckOut:</text:p>
      <text:p text:style-name="P13">[1] <text:a xlink:type="simple" xlink:href="http://blog.otoro.net/2017/11/12/evolving-stable-strategies/" text:style-name="Internet_20_link" text:visited-style-name="Visited_20_Internet_20_Link">http://blog.otoro.net/2017/11/12/evolving-stable-strategies/</text:a></text:p>
      <text:p text:style-name="P14">[2] PyBullet, a Python module for physics simulation for games, robotics and machine learning</text:p>
      <text:p text:style-name="P6"/>
      <text:p text:style-name="P1"/>
      <text:p text:style-name="P2">References:</text:p>
      <text:p text:style-name="P33"><text:span text:style-name="T2">[1] </text:span><text:a xlink:type="simple" xlink:href="https://www.youtube.com/watch?v=9p0O941opGc" text:style-name="Internet_20_link" text:visited-style-name="Visited_20_Internet_20_Link">https://www.youtube.com/watch?v=9p0O941opGc</text:a></text:p>
      <text:p text:style-name="P34"><text:span text:style-name="T20">[2] Setting up a new env: </text:span><text:a xlink:type="simple" xlink:href="https://github.com/openai/gym-soccer" text:style-name="Internet_20_link" text:visited-style-name="Visited_20_Internet_20_Link">https://github.com/openai/gym-soccer</text:a></text:p>
      <text:p text:style-name="P35"><text:span text:style-name="T20">[3] Writing a pybullet env: (</text:span><text:bookmark text:name="blob-path"/><text:a xlink:type="simple" xlink:href="https://github.com/bulletphysics/bullet3" text:style-name="Internet_20_link" text:visited-style-name="Visited_20_Internet_20_Link">bullet3</text:a>/<text:a xlink:type="simple" xlink:href="https://github.com/bulletphysics/bullet3/tree/master/examples" text:style-name="Internet_20_link" text:visited-style-name="Visited_20_Internet_20_Link">examples</text:a>/<text:a xlink:type="simple" xlink:href="https://github.com/bulletphysics/bullet3/tree/master/examples/pybullet" text:style-name="Internet_20_link" text:visited-style-name="Visited_20_Internet_20_Link">pybullet</text:a>/<text:a xlink:type="simple" xlink:href="https://github.com/bulletphysics/bullet3/tree/master/examples/pybullet/gym" text:style-name="Internet_20_link" text:visited-style-name="Visited_20_Internet_20_Link">gym</text:a>/<text:a xlink:type="simple" xlink:href="https://github.com/bulletphysics/bullet3/tree/master/examples/pybullet/gym/pybullet_envs" text:style-name="Internet_20_link" text:visited-style-name="Visited_20_Internet_20_Link">pybullet_envs</text:a>/<text:a xlink:type="simple" xlink:href="https://github.com/bulletphysics/bullet3/tree/master/examples/pybullet/gym/pybullet_envs/prediction" text:style-name="Internet_20_link" text:visited-style-name="Visited_20_Internet_20_Link">prediction</text:a>/<text:span text:style-name="Strong_20_Emphasis">pybullet_sim_gym_env.py</text:span>/<text:span text:style-name="T21">) </text:span><text:a xlink:type="simple" xlink:href="https://github.com/bulletphysics/bullet3/blob/master/examples/pybullet/gym/pybullet_envs/prediction/pybullet_sim_gym_env.py" text:style-name="Internet_20_link" text:visited-style-name="Visited_20_Internet_20_Link">https://github.com/bulletphysics/bullet3/blob/master/examples/pybullet/gym/pybullet_envs/prediction/pybullet_sim_gym_env.py</text:a></text:p>
      <text:p text:style-name="P36"><text:span text:style-name="T27">[4] Working baselines DDPG code is from here: </text:span><text:a xlink:type="simple" xlink:href="https://github.com/hill-a/stable-baselines/tree/master/stable_baselines/ddpg" text:style-name="Internet_20_link" text:visited-style-name="Visited_20_Internet_20_Link">https://github.com/hill-a/stable-baselines/tree/master/stable_baselines/ddpg</text:a></text:p>
      <text:p text:style-name="P37"><text:span text:style-name="T28">[5] How to run the stable_baselines DDPG and the documentation and the run_sim.py file source: </text:span><text:a xlink:type="simple" xlink:href="https://stable-baselines.readthedocs.io/en/master/modules/ddpg.html" text:style-name="Internet_20_link" text:visited-style-name="Visited_20_Internet_20_Link">https://stable-baselines.readthedocs.io/en/master/modules/ddpg.html</text:a></text:p>
      <text:p text:style-name="P3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pple-system" svg:font-family="apple-system, BlinkMacSystemFont, 'Segoe UI', Helvetica, Arial, sans-serif, 'Apple Color Emoji', 'Segoe UI Emoji'"/>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22T14:18:50.444980907</meta:creation-date>
    <meta:generator>LibreOffice/6.4.6.2$Linux_X86_64 LibreOffice_project/40$Build-2</meta:generator>
    <dc:date>2021-04-08T10:25:46.451073196</dc:date>
    <meta:editing-duration>PT9H56M19S</meta:editing-duration>
    <meta:editing-cycles>149</meta:editing-cycles>
    <meta:document-statistic meta:table-count="0" meta:image-count="0" meta:object-count="0" meta:page-count="2" meta:paragraph-count="45" meta:word-count="768" meta:character-count="4963" meta:non-whitespace-character-count="4234"/>
  </office:meta>
</office:document-meta>
</file>